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page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e0526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5680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officeooo:rsid="003d4a6f" style:font-style-asian="italic" style:font-style-complex="italic"/>
    </style:style>
    <style:style style:name="T19" style:family="text">
      <style:text-properties fo:font-style="italic" officeooo:rsid="0043252b" style:font-style-asian="italic" style:font-style-complex="italic"/>
    </style:style>
    <style:style style:name="T20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8a5d" style:font-weight-asian="bold" style:font-weight-complex="bold"/>
    </style:style>
    <style:style style:name="T28" style:family="text">
      <style:text-properties fo:font-weight="bold" officeooo:rsid="00226f1f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56747" style:font-style-asian="normal" style:font-style-complex="normal"/>
    </style:style>
    <style:style style:name="T43" style:family="text">
      <style:text-properties fo:font-style="normal" officeooo:rsid="0046aaee" style:font-style-asian="normal" style:font-style-complex="normal"/>
    </style:style>
    <style:style style:name="T44" style:family="text">
      <style:text-properties fo:font-style="normal" officeooo:rsid="0045680f" style:font-style-asian="normal" style:font-style-complex="normal"/>
    </style:style>
    <style:style style:name="T45" style:family="text">
      <style:text-properties fo:font-style="normal" officeooo:rsid="00490a9d" style:font-style-asian="normal" style:font-style-complex="normal"/>
    </style:style>
    <style:style style:name="T46" style:family="text">
      <style:text-properties fo:font-style="normal" officeooo:rsid="004c02b7" style:font-style-asian="normal" style:font-style-complex="normal"/>
    </style:style>
    <style:style style:name="T47" style:family="text">
      <style:text-properties fo:font-style="normal" officeooo:rsid="004c8324" style:font-style-asian="normal" style:font-style-complex="normal"/>
    </style:style>
    <style:style style:name="T48" style:family="text">
      <style:text-properties fo:font-style="normal" officeooo:rsid="004d32cd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c02b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c832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d32c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77" style:family="text">
      <style:text-properties officeooo:rsid="00198991"/>
    </style:style>
    <style:style style:name="T78" style:family="text">
      <style:text-properties officeooo:rsid="001c1360"/>
    </style:style>
    <style:style style:name="T79" style:family="text">
      <style:text-properties style:text-position="super 58%"/>
    </style:style>
    <style:style style:name="T80" style:family="text">
      <style:text-properties officeooo:rsid="001de6cd"/>
    </style:style>
    <style:style style:name="T81" style:family="text">
      <style:text-properties officeooo:rsid="00225637"/>
    </style:style>
    <style:style style:name="T82" style:family="text">
      <style:text-properties officeooo:rsid="0028f63a"/>
    </style:style>
    <style:style style:name="T83" style:family="text">
      <style:text-properties officeooo:rsid="00299a57"/>
    </style:style>
    <style:style style:name="T84" style:family="text">
      <style:text-properties officeooo:rsid="00303b3a"/>
    </style:style>
    <style:style style:name="T85" style:family="text">
      <style:text-properties officeooo:rsid="00313177"/>
    </style:style>
    <style:style style:name="T86" style:family="text">
      <style:text-properties officeooo:rsid="00324fab"/>
    </style:style>
    <style:style style:name="T87" style:family="text">
      <style:text-properties officeooo:rsid="003435be"/>
    </style:style>
    <style:style style:name="T88" style:family="text">
      <style:text-properties officeooo:rsid="00345731"/>
    </style:style>
    <style:style style:name="T89" style:family="text">
      <style:text-properties officeooo:rsid="0035a1c4"/>
    </style:style>
    <style:style style:name="T90" style:family="text">
      <style:text-properties officeooo:rsid="003a8311"/>
    </style:style>
    <style:style style:name="T91" style:family="text">
      <style:text-properties officeooo:rsid="003d4a6f"/>
    </style:style>
    <style:style style:name="T92" style:family="text">
      <style:text-properties officeooo:rsid="003f14ce"/>
    </style:style>
    <style:style style:name="T93" style:family="text">
      <style:text-properties fo:font-size="11pt" style:font-size-asian="11pt" style:font-size-complex="11pt"/>
    </style:style>
    <style:style style:name="T94" style:family="text">
      <style:text-properties fo:font-size="11pt" officeooo:rsid="001c1360" style:font-size-asian="11pt" style:font-size-complex="11pt"/>
    </style:style>
    <style:style style:name="T95" style:family="text">
      <style:text-properties fo:font-size="11pt" officeooo:rsid="003f14ce" style:font-size-asian="11pt" style:font-size-complex="11pt"/>
    </style:style>
    <style:style style:name="T96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97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98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99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02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03" style:family="text">
      <style:text-properties style:font-name="Century Schoolbook L1" officeooo:rsid="004198ee"/>
    </style:style>
    <style:style style:name="T104" style:family="text">
      <style:text-properties officeooo:rsid="004198ee"/>
    </style:style>
    <style:style style:name="T105" style:family="text">
      <style:text-properties officeooo:rsid="0043252b"/>
    </style:style>
    <style:style style:name="T106" style:family="text">
      <style:text-properties officeooo:rsid="0046aaee"/>
    </style:style>
    <style:style style:name="T107" style:family="text">
      <style:text-properties officeooo:rsid="0047285b"/>
    </style:style>
    <style:style style:name="T10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style:font-name="Century Schoolbook L"/>
    </style:style>
    <style:style style:name="T122" style:family="text">
      <style:text-properties style:font-name="Century Schoolbook L" officeooo:rsid="0043252b"/>
    </style:style>
    <style:style style:name="T123" style:family="text">
      <style:text-properties style:font-name="Century Schoolbook L" officeooo:rsid="0047d567"/>
    </style:style>
    <style:style style:name="T124" style:family="text">
      <style:text-properties style:font-name="Century Schoolbook L" officeooo:rsid="0046aaee"/>
    </style:style>
    <style:style style:name="T125" style:family="text">
      <style:text-properties style:font-name="Century Schoolbook L" officeooo:rsid="00490a9d"/>
    </style:style>
    <style:style style:name="T126" style:family="text">
      <style:text-properties officeooo:rsid="00490a9d"/>
    </style:style>
    <style:style style:name="T127" style:family="text">
      <style:text-properties officeooo:rsid="004eb87b"/>
    </style:style>
    <style:style style:name="T128" style:family="text">
      <style:text-properties officeooo:rsid="00503502"/>
    </style:style>
    <style:style style:name="T129" style:family="text">
      <style:text-properties officeooo:rsid="005050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86">and Cylinder</text:span> Scripts</text:p>
      <text:p text:style-name="P4"/>
      <text:p text:style-name="P6">This document describes Layout Scripts <text:span text:style-name="T86">and Cylinder</text:span> Scripts as used with the pipeVue program. <text:s/>Layout Scripts tell pipeVue the locations of posts it should generate. <text:s/><text:span text:style-name="T86">Cylinder</text:span> Scripts tell it where to draw cylinders between posts.</text:p>
      <text:p text:style-name="P8"/>
      <text:p text:style-name="P16">Note, <text:span text:style-name="T78">the layout and </text:span>cylinder<text:span text:style-name="T78">s</text:span> <text:span text:style-name="T78">scripts that </text:span>pipeVue <text:span text:style-name="T78">uses typically are read from a file. <text:s/>To specify a file, use a command line </text:span>parameter <text:span text:style-name="T91">in the form</text:span><text:span text:style-name="T31">"</text:span><text:span text:style-name="T39">f=</text:span><text:span text:style-name="T18">filename</text:span><text:span text:style-name="T31">"</text:span><text:span text:style-name="T91"> where </text:span><text:span text:style-name="T18">filename </text:span><text:span text:style-name="T91">is</text:span> a <text:span text:style-name="T91">script </text:span>file <text:span text:style-name="T91">name</text:span>. <text:span text:style-name="T78"><text:s/>(</text:span>pipeVue <text:span text:style-name="T91">uses a simple</text:span><text:span text:style-name="T79"> </text:span>built-in script <text:span text:style-name="T91">when no file is specified.) <text:s/>In a script file, lines starting with one of `=P`, `=L`, or `=C` mark the beginnings of parameter, <text:s/>layout, or </text:span>cylinder<text:span text:style-name="T78"> text. <text:s/>Other lines starting with `=`, blank lines, and lines before the first marker line are comment lines. <text:s/></text:span><text:span text:style-name="T94">For examples, see files like eg-cap-5, </text:span><text:span text:style-name="T93">eg-cap-6, eg-fatpost-redstar, eg-pentagon-script,</text:span><text:span text:style-name="T95"> </text:span><text:span text:style-name="T93">eg-several-kinds, </text:span><text:span text:style-name="T95">and </text:span><text:span text:style-name="T93">eg-two-rings. </text:span><text:span text:style-name="T41">F</text:span><text:span text:style-name="T45">or details about setting parameters, see the </text:span><text:span text:style-name="T44">Parameter Setting </text:span><text:span text:style-name="T45">section below.</text:span></text:p>
      <text:p text:style-name="P2">Layout Scripts</text:p>
      <text:p text:style-name="P10">A layout script consists of a series of entries separated by semicolons. <text:s/>There are <text:span text:style-name="T80">several </text:span>kinds of entries: <text:span text:style-name="T80">Base point; Collection of points; Line of points; <text:s/></text:span>Polygon; Rectangle grid; <text:span text:style-name="T92">and </text:span>Triangle grid. <text:s/>Each entry begins with a letter, <text:span text:style-name="T81">B, C, L, </text:span>P, <text:span text:style-name="T29">R,</text:span> <text:span text:style-name="T81">or T t</text:span>o designate its type. <text:s/><text:span text:style-name="T83">Note: pi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0"/>
      <text:p text:style-name="P12">Each <text:span text:style-name="T28">base point</text:span> entry has three parameters: <text:span text:style-name="T16">x,y,z,</text:span><text:span text:style-name="T32"> which specify an anchor point, or base point, denoted </text:span><text:span text:style-name="T16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16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16">BP</text:span><text:span text:style-name="T34"> <text:s/>to (</text:span><text:span text:style-name="T31">5.7, 2.2, 1.5</text:span><text:span text:style-name="T34">). </text:span><text:span text:style-name="T99">Fi</text:span><text:span text:style-name="T96">les eg-cap-5, </text:span><text:span text:style-name="T97">eg-cap-6, </text:span><text:span text:style-name="T99">and</text:span><text:span text:style-name="T98"> </text:span><text:span text:style-name="T97">eg-several-kinds </text:span><text:span text:style-name="T99">move the base point before making polygons, grids, and lines of points.</text:span></text:p>
      <text:p text:style-name="P12"/>
      <text:p text:style-name="P12"><text:span text:style-name="T30">Each </text:span><text:span text:style-name="T70">polygon</text:span><text:span text:style-name="T30"> entry has three parameters, </text:span><text:span text:style-name="T17">n, r, a0.</text:span><text:span text:style-name="T35"> <text:s/></text:span><text:span text:style-name="T13">n</text:span> <text:span text:style-name="T82">is </text:span>corner <text:span text:style-name="T85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0"/>
      <text:p text:style-name="P19">Each <text:span text:style-name="T27">r</text:span><text:span text:style-name="T26">ectangle grid</text:span> entry has <text:span text:style-name="T29">four</text:span> parameters, <text:span text:style-name="T25">r, c,</text:span><text:span text:style-name="T21"> dx, dy.</text:span> <text:s/><text:span text:style-name="T84">Integers </text:span><text:span text:style-name="T15">r</text:span><text:span text:style-name="T29"> and </text:span><text:span text:style-name="T15">c</text:span> <text:span text:style-name="T84">are the</text:span> number of <text:span text:style-name="T29">rows and columns to generate; decimals </text:span><text:span text:style-name="T20">dx</text:span><text:span text:style-name="T29"> and </text:span><text:span text:style-name="T15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7">Note: for r</text:span><text:span text:style-name="T26">ectangle</text:span><text:span text:style-name="T27"> and </text:span><text:span text:style-name="T26">t</text:span><text:span text:style-name="T27">ri</text:span><text:span text:style-name="T26">angle</text:span><text:span text:style-name="T27"> grids</text:span><text:span text:style-name="T29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10"> </text:span><text:span text:style-name="T16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23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23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3">r</text:span><text:span text:style-name="T70">ectangle</text:span><text:span text:style-name="T73"> grid</text:span><text:span text:style-name="T64">, or </text:span><text:span text:style-name="T65">at</text:span><text:span text:style-name="T64"> </text:span><text:span text:style-name="T23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23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0">t</text:span><text:span text:style-name="T73">ri</text:span><text:span text:style-name="T70">angle</text:span><text:span text:style-name="T73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2</text:span><text:span text:style-name="T102">·d</text:span><text:span text:style-name="T64">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2</text:span><text:span text:style-name="T102">·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text:s/></text:span><text:span text:style-name="T64">etc.</text:span></text:p>
      <text:p text:style-name="P10"/>
      <text:p text:style-name="P11"><text:soft-page-break/>Each <text:span text:style-name="T26">t</text:span><text:span text:style-name="T27">ri</text:span><text:span text:style-name="T26">angle grid</text:span> entry has <text:span text:style-name="T29">four</text:span> parameters, <text:span text:style-name="T25">r, c,</text:span><text:span text:style-name="T21"> dx, dy,</text:span> <text:span text:style-name="T84">where</text:span> <text:span text:style-name="T15">r</text:span><text:span text:style-name="T29"> and </text:span><text:span text:style-name="T15">c</text:span> <text:span text:style-name="T84">are the</text:span> number of <text:span text:style-name="T29">rows and columns to generate and </text:span><text:span text:style-name="T20">dx</text:span><text:span text:style-name="T29">, </text:span><text:span text:style-name="T15">dy</text:span><text:span text:style-name="T29"> are width and height between columns and rows. <text:s/>Even-numbered rows have one fewer points than do odd-numbered rows. <text:s/>Thus, row 0 has </text:span><text:span text:style-name="T15">r</text:span><text:span text:style-name="T29"> posts in it, row 1 has </text:span><text:span text:style-name="T15">r</text:span><text:span text:style-name="T31">+1,</text:span><text:span text:style-name="T29"> row 2 has </text:span><text:span text:style-name="T15">r,</text:span><text:span text:style-name="T29"> and so forth, giving </text:span><text:span text:style-name="T15">rc</text:span><text:span text:style-name="T29">+(</text:span><text:span text:style-name="T15">r</text:span><text:span text:style-name="T29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12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9"> <text:s/>As noted in the previous paragraph, even-numbered rows are offset by <text:s/></text:span><text:span text:style-name="T20">dx</text:span><text:span text:style-name="T50">/</text:span><text:span text:style-name="T51">2 relative to odd-numbered rows.</text:span><text:span text:style-name="T50"> </text:span></text:p>
      <text:p text:style-name="P13"/>
      <text:p text:style-name="P11"><text:span text:style-name="T49">Each </text:span><text:span text:style-name="T70">l</text:span><text:span text:style-name="T71">ine</text:span><text:span text:style-name="T70"> </text:span><text:span text:style-name="T71">of points</text:span><text:span text:style-name="T49"> entry has </text:span><text:span text:style-name="T57">four</text:span><text:span text:style-name="T49"> parameters: <text:s/></text:span><text:span text:style-name="T21">n, dx, dy, d</text:span><text:span text:style-name="T22">z</text:span><text:span text:style-name="T21">.</text:span><text:span text:style-name="T53"> <text:s text:c="2"/></text:span><text:span text:style-name="T21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23">BP </text:span><text:span text:style-name="T57">and</text:span><text:span text:style-name="T53"> (</text:span><text:span text:style-name="T21">dx,dy,d</text:span><text:span text:style-name="T22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23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1"/>
      <text:p text:style-name="P11"><text:span text:style-name="T53">Each </text:span><text:span text:style-name="T72">collection o</text:span><text:span text:style-name="T71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24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5"/>
      <text:p text:style-name="P3"><text:span text:style-name="T86">Cylinder</text:span> Scripts</text:p>
      <text:p text:style-name="P14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90">or W</text:span> for green, yellow, red, blue, cyan, magenta, <text:span text:style-name="T90">white</text:span>.</text:p>
      <text:p text:style-name="P6"/>
      <text:p text:style-name="P15">&lt;diam&gt; is <text:span text:style-name="T104">a letter, </text:span>p, <text:span text:style-name="T104">q, r, … w.</text:span> <text:s/><text:span text:style-name="T104">B</text:span>y default, pDiam=0.06 <text:span text:style-name="T104">and</text:span> qDiam<text:span text:style-name="T104">=</text:span>0.02. <text:s/><text:span text:style-name="T104">The thicknesses of r, s,...w</text:span> <text:span text:style-name="T104">scale geometrically according to parameter dRatio, which is sqrt(2) by default. <text:s/>Thus, r is about 1.41</text:span><text:span text:style-name="T103">·</text:span><text:span text:style-name="T105">q, s is 2</text:span><text:span text:style-name="T103">·</text:span><text:span text:style-name="T105">q, and so forth. <text:s/></text:span><text:span text:style-name="T99">Fi</text:span><text:span text:style-name="T96">le eg-two-rings </text:span><text:span text:style-name="T100">illustrates changing </text:span><text:span text:style-name="T101">dRatio </text:span><text:span text:style-name="T100">to a smaller value to get more-gradual increase in pipe size</text:span><text:span text:style-name="T99">.</text:span></text:p>
      <text:p text:style-name="P6"/>
      <text:p text:style-name="P6">Each <text:span text:style-name="T105">cylinder 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9">The semicolon after <text:span text:style-name="T7">a </text:span>cylinder<text:span text:style-name="T89">s entry </text:span>is required punctuation. <text:s/>When a semicolon <text:s/>appears, a cylinder is produced. <text:s/><text:span text:style-name="T89">Ordinarily</text:span>, <text:span text:style-name="T87">the cylinder </text:span>us<text:span text:style-name="T87">es</text:span> the most recent post numbers, levels, color, and diameter. <text:s/><text:span text:style-name="T88">But if the entry just concluded had no post numbers in it, a special action occurs: the latest post </text:span><text:soft-page-break/><text:span text:style-name="T88">numbers are each incremented by 1 before the cylinder is drawn. <text:s/>This allows writing </text:span>"<text:span text:style-name="T87">1,11;;;;;</text:span>" <text:span text:style-name="T88">instead of </text:span>"<text:span text:style-name="T87">1,11; 2,12; 3,13; 4,14; 5,15;</text:span>", <text:span text:style-name="T89">or allows writing </text:span>"<text:span text:style-name="T88">1,2;;;;1;</text:span>" <text:span text:style-name="T88">instead of </text:span>"<text:span text:style-name="T88">1,2;3;4;5;1;</text:span>", <text:span text:style-name="T89">which in turn is equivalent to </text:span>"<text:span text:style-name="T88">1,2; 2,3; 3,4; 4,5; 5,1;</text:span>".</text:p>
      <text:p text:style-name="P9"/>
      <text:p text:style-name="P9"><text:span text:style-name="T88">A special character </text:span>"/" <text:span text:style-name="T88">also is allowed in </text:span>cylinder<text:span text:style-name="T89">s entries. The slash is shorthand for swapping the two most recent levels. <text:s/>This allows writing, for example, </text:span>"<text:span text:style-name="T88">ae1,2;/;/;/;/1;</text:span>" <text:span text:style-name="T88">instead of </text:span>"<text:span text:style-name="T88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17"><text:span text:style-name="T77">I</text:span>nitial defaults <text:span text:style-name="T77">for c</text:span>olor, thickness, level, and <text:span text:style-name="T77">post </text:span>are G, p, a, <text:span text:style-name="T77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  <text:p text:style-name="P17"/>
      <text:p text:style-name="P22">Parameter Setting</text:p>
      <text:p text:style-name="P17"/>
      <text:p text:style-name="P20"><text:span text:style-name="T13">P</text:span><text:span text:style-name="T19">arameter </text:span><text:span text:style-name="T13">value</text:span><text:span text:style-name="T19">s</text:span> control the overall appearance of pipeVue output. <text:s text:c="2"/>These parameters include: cylList, cylSegments, dRatio, endGap, f, pDiam, paramTxt, postDiam, postHi, postLabel, postList, qDiam, scadFile, <text:span text:style-name="T106">and </text:span>SF.</text:p>
      <text:p text:style-name="P20"/>
      <text:p text:style-name="P21"><text:span text:style-name="T106">P</text:span><text:span text:style-name="T40">arameters</text:span><text:span text:style-name="T105"> are given new values by entries like </text:span><text:span text:style-name="T31">"</text:span><text:span text:style-name="T40">pDiam=.1</text:span><text:span text:style-name="T31">"</text:span><text:span text:style-name="T105"> or </text:span><text:span text:style-name="T31">"</text:span><text:span text:style-name="T40">p</text:span><text:span text:style-name="T43">ostList</text:span><text:span text:style-name="T40">=</text:span><text:span text:style-name="T43">Y</text:span><text:span text:style-name="T31">" </text:span><text:span text:style-name="T105">on the command-line or in the =P section of a script file. <text:s/>The name must exactly match a</text:span> parameter<text:span text:style-name="T105"> name as in the list above or table below. <text:s/>Else, an error message will print. <text:s/>Values should be properly formatted decimal integers for </text:span><text:span text:style-name="T108">cylSegments</text:span><text:span text:style-name="T122"> and SF. <text:s/></text:span><text:span text:style-name="T125">Other </text:span><text:span text:style-name="T109">numeric values</text:span><text:span text:style-name="T125"> must be</text:span><text:span text:style-name="T123"> </text:span><text:span text:style-name="T105">properly formatted decimal numbers</text:span><text:span text:style-name="T109">. </text:span></text:p>
      <text:p text:style-name="P21"><text:span text:style-name="T109"/></text:p>
      <text:p text:style-name="P21"><text:span text:style-name="T109">For cylList and postList boolean values, an initial character among f, F, N, or n denotes False, and anything else </text:span><text:span text:style-name="T118">means</text:span><text:span text:style-name="T109"> True. <text:s/></text:span><text:span text:style-name="T117">Example: If parameter settings include </text:span><text:span text:style-name="T119">"</text:span><text:span text:style-name="T109">postList=t</text:span><text:span text:style-name="T119">", </text:span><text:span text:style-name="T120">a list of post coordinates will print out.</text:span></text:p>
      <text:p text:style-name="P21"><text:span text:style-name="T109"/></text:p>
      <text:p text:style-name="P21"><text:span text:style-name="T109">For postLabel, </text:span><text:span text:style-name="T111">you can </text:span><text:span text:style-name="T109">either </text:span><text:span text:style-name="T111">indicate false – to suppress post labels – or can specify </text:span><text:span text:style-name="T110">color, size, </text:span><text:span text:style-name="T109">and </text:span><text:span text:style-name="T110">level </text:span><text:span text:style-name="T111">to use when drawing numeric labels next to posts.</text:span><text:span text:style-name="T110"> </text:span><text:span text:style-name="T111"><text:s/></text:span><text:span text:style-name="T112">U</text:span><text:span text:style-name="T109">s</text:span><text:span text:style-name="T111">e</text:span><text:span text:style-name="T109"> the same codes </text:span><text:span text:style-name="T112">f</text:span><text:span text:style-name="T111">or post-number </text:span><text:span text:style-name="T110">color/size</text:span><text:span text:style-name="T109">/</text:span><text:span text:style-name="T110">level</text:span><text:span text:style-name="T111"> </text:span><text:span text:style-name="T109">as for cylinder </text:span><text:span text:style-name="T110">color/size</text:span><text:span text:style-name="T109">/</text:span><text:span text:style-name="T110">level:</text:span><text:span text:style-name="T109"> characters from 'GYRBCMW pqrstuvw abcde'. <text:s/></text:span><text:span text:style-name="T112">The default value, 'B</text:span><text:span text:style-name="T116">te</text:span><text:span text:style-name="T112">', indicates blue numbers, </text:span><text:span text:style-name="T116">2.8 </text:span><text:span text:style-name="T118">(or, √8) </text:span><text:span text:style-name="T116">times</text:span><text:span text:style-name="T112"> as wide as qDiam, at </text:span><text:span text:style-name="T116">top of </text:span><text:span text:style-name="T112">post.</text:span></text:p>
      <text:p text:style-name="P20"/>
      <text:p text:style-name="P20"><text:span text:style-name="T105"><text:s text:c="4"/>T</text:span><text:span text:style-name="T122">he effect</text:span><text:span text:style-name="T125">s</text:span><text:span text:style-name="T122"> of </text:span><text:span text:style-name="T121">parameter</text:span><text:span text:style-name="T124">s </text:span><text:span text:style-name="T125">are listed in the following tab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Parameter Name</text:p>
          </table:table-cell>
          <table:table-cell table:style-name="Table1.A1" office:value-type="string">
            <text:p text:style-name="P26">Default <text:span text:style-name="T129">or Initial </text:span>Value</text:p>
          </table:table-cell>
          <table:table-cell table:style-name="Table1.C1" office:value-type="string">
            <text:p text:style-name="P26">Parameter Use</text:p>
          </table:table-cell>
        </table:table-row>
        <table:table-row>
          <table:table-cell table:style-name="Table1.A2" office:value-type="string">
            <text:p text:style-name="P27">cyl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cylinders data listing</text:p>
          </table:table-cell>
        </table:table-row>
        <table:table-row>
          <table:table-cell table:style-name="Table1.A2" office:value-type="string">
            <text:p text:style-name="P27">cylSegments</text:p>
          </table:table-cell>
          <table:table-cell table:style-name="Table1.A2" office:value-type="string">
            <text:p text:style-name="P27">30</text:p>
          </table:table-cell>
          <table:table-cell table:style-name="Table1.C2" office:value-type="string">
            <text:p text:style-name="P27">Number of sides/<text:span text:style-name="T107">cylinder</text:span> to generate</text:p>
          </table:table-cell>
        </table:table-row>
        <table:table-row>
          <table:table-cell table:style-name="Table1.A2" office:value-type="string">
            <text:p text:style-name="P27">dRatio</text:p>
          </table:table-cell>
          <table:table-cell table:style-name="Table1.A2" office:value-type="string">
            <text:p text:style-name="P27">sqrt(2)</text:p>
          </table:table-cell>
          <table:table-cell table:style-name="Table1.C2" office:value-type="string">
            <text:p text:style-name="P27">Geometric ratio for q, r, s... cylinder diameters</text:p>
          </table:table-cell>
        </table:table-row>
        <table:table-row>
          <table:table-cell table:style-name="Table1.A2" office:value-type="string">
            <text:p text:style-name="P27">endGap</text:p>
          </table:table-cell>
          <table:table-cell table:style-name="Table1.A2" office:value-type="string">
            <text:p text:style-name="P27">0.03</text:p>
          </table:table-cell>
          <table:table-cell table:style-name="Table1.C2" office:value-type="string">
            <text:p text:style-name="P27">Spacing (under/over) between cyl. ends and posts</text:p>
          </table:table-cell>
        </table:table-row>
        <table:table-row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3">'' <text:span text:style-name="T128">(empty string)</text:span></text:p>
          </table:table-cell>
          <table:table-cell table:style-name="Table1.C2" office:value-type="string">
            <text:p text:style-name="P27">Input <text:span text:style-name="T107">script </text:span>file name</text:p>
          </table:table-cell>
        </table:table-row>
        <table:table-row>
          <table:table-cell table:style-name="Table1.A2" office:value-type="string">
            <text:p text:style-name="P27">pDiam</text:p>
          </table:table-cell>
          <table:table-cell table:style-name="Table1.A2" office:value-type="string">
            <text:p text:style-name="P27">0.06</text:p>
          </table:table-cell>
          <table:table-cell table:style-name="Table1.C2" office:value-type="string">
            <text:p text:style-name="P27"><text:s/><text:span text:style-name="T107">Default</text:span> diameter for cylinders</text:p>
          </table:table-cell>
        </table:table-row>
        <table:table-row>
          <table:table-cell table:style-name="Table1.A2" office:value-type="string">
            <text:p text:style-name="P27">paramTxt</text:p>
          </table:table-cell>
          <table:table-cell table:style-name="Table1.A2" office:value-type="string">
            <text:p text:style-name="P23">'' <text:span text:style-name="T128">(empty string)</text:span></text:p>
          </table:table-cell>
          <table:table-cell table:style-name="Table1.C2" office:value-type="string">
            <text:p text:style-name="P27">Concatenation of command-line parameters</text:p>
          </table:table-cell>
        </table:table-row>
        <table:table-row>
          <table:table-cell table:style-name="Table1.A2" office:value-type="string">
            <text:p text:style-name="P27">postDiam</text:p>
          </table:table-cell>
          <table:table-cell table:style-name="Table1.A2" office:value-type="string">
            <text:p text:style-name="P27">qDiam</text:p>
          </table:table-cell>
          <table:table-cell table:style-name="Table1.C2" office:value-type="string">
            <text:p text:style-name="P27">Diameter for posts</text:p>
          </table:table-cell>
        </table:table-row>
        <table:table-row>
          <table:table-cell table:style-name="Table1.A2" office:value-type="string">
            <text:p text:style-name="P27">postHi</text:p>
          </table:table-cell>
          <table:table-cell table:style-name="Table1.A2" office:value-type="string">
            <text:p text:style-name="P27">0.16</text:p>
          </table:table-cell>
          <table:table-cell table:style-name="Table1.C2" office:value-type="string">
            <text:p text:style-name="P27">Height of posts</text:p>
          </table:table-cell>
        </table:table-row>
        <table:table-row>
          <table:table-cell table:style-name="Table1.A2" office:value-type="string">
            <text:p text:style-name="P27">postLabel</text:p>
          </table:table-cell>
          <table:table-cell table:style-name="Table1.A2" office:value-type="string">
            <text:p text:style-name="P27">'B<text:span text:style-name="T127">te'</text:span></text:p>
          </table:table-cell>
          <table:table-cell table:style-name="Table1.C2" office:value-type="string">
            <text:p text:style-name="P27">yes/no <text:span text:style-name="T107">or color/size/level </text:span>for post labeling</text:p>
          </table:table-cell>
        </table:table-row>
        <table:table-row>
          <table:table-cell table:style-name="Table1.A2" office:value-type="string">
            <text:p text:style-name="P27">post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post coordinates listing</text:p>
          </table:table-cell>
        </table:table-row>
        <table:table-row>
          <table:table-cell table:style-name="Table1.A2" office:value-type="string">
            <text:p text:style-name="P27">qDiam</text:p>
          </table:table-cell>
          <table:table-cell table:style-name="Table1.A2" office:value-type="string">
            <text:p text:style-name="P27">0.02</text:p>
          </table:table-cell>
          <table:table-cell table:style-name="Table1.C2" office:value-type="string">
            <text:p text:style-name="P27">alternate diameter for cylinders</text:p>
          </table:table-cell>
        </table:table-row>
        <table:table-row>
          <table:table-cell table:style-name="Table1.A2" office:value-type="string">
            <text:p text:style-name="P27">scadFile</text:p>
          </table:table-cell>
          <table:table-cell table:style-name="Table1.A2" office:value-type="string">
            <text:p text:style-name="P27">'pipeVue<text:span text:style-name="T107">0</text:span>.scad'</text:p>
          </table:table-cell>
          <table:table-cell table:style-name="Table1.C2" office:value-type="string">
            <text:p text:style-name="P27">Output file name</text:p>
          </table:table-cell>
        </table:table-row>
        <table:table-row>
          <table:table-cell table:style-name="Table1.A2" office:value-type="string">
            <text:p text:style-name="P27">SF</text:p>
          </table:table-cell>
          <table:table-cell table:style-name="Table1.A2" office:value-type="string">
            <text:p text:style-name="P27">100</text:p>
          </table:table-cell>
          <table:table-cell table:style-name="Table1.C2" office:value-type="string">
            <text:p text:style-name="P27"><text:span text:style-name="T107">O</text:span>verall scale factor</text:p>
          </table:table-cell>
        </table:table-row>
      </table:table>
      <text:p text:style-name="P24"/>
      <text:p text:style-name="P24"/>
      <text:p text:style-name="P21"><text:span text:style-name="T126">Note, in a list of parameter settings, each entry should be separated from other entries by white space, and should contain no white space itself.</text:span></text:p>
      <text:p text:style-name="P18"/>
      <text:p text:style-name="P18"><text:span text:style-name="T124">Technical note: <text:s/>• Initially, parameter values are set by python </text:span><text:span text:style-name="T106">statements in the program. <text:s/>• Next, parameter value entries, each in a </text:span><text:span text:style-name="T31">"</text:span><text:span text:style-name="T40">var=value</text:span><text:span text:style-name="T31">" </text:span><text:span text:style-name="T40">form, </text:span><text:span text:style-name="T106">are collected together into </text:span><text:span text:style-name="T114">paramTxt, </text:span><text:span text:style-name="T115">which</text:span><text:span text:style-name="T113"> is used to</text:span><text:span text:style-name="T106"> set any specified </text:span><text:span text:style-name="T124">parameter values</text:span><text:span text:style-name="T40">. • If one of the command-line </text:span><text:span text:style-name="T43">entries</text:span><text:span text:style-name="T40"> is </text:span><text:span text:style-name="T39">f=</text:span><text:span text:style-name="T18">filename</text:span><text:span text:style-name="T40">, <text:s/>parameter and script texts are read from </text:span><text:span text:style-name="T48">the named</text:span><text:span text:style-name="T40"> file, </text:span><text:span text:style-name="T42">and</text:span><text:span text:style-name="T43"> any</text:span><text:span text:style-name="T40"> parameters </text:span><text:span text:style-name="T43">specified </text:span><text:span text:style-name="T48">there</text:span><text:span text:style-name="T40"> are set </text:span><text:span text:style-name="T48">accordingly</text:span><text:span text:style-name="T41">. <text:s/>• </text:span><text:span text:style-name="T42">P</text:span><text:span text:style-name="T40">arameter values are </text:span><text:span text:style-name="T41">again </text:span><text:span text:style-name="T40">set </text:span><text:span text:style-name="T47">from </text:span><text:span text:style-name="T114">paramTxt</text:span><text:span text:style-name="T40"> </text:span><text:span text:style-name="T42">before posts and</text:span><text:span text:style-name="T41"> cylinders are generated</text:span><text:span text:style-name="T40">. <text:s/></text:span><text:span text:style-name="T41">• </text:span><text:span text:style-name="T46">In short: </text:span><text:span text:style-name="T42">If</text:span><text:span text:style-name="T41"> any parameter </text:span><text:span text:style-name="T42">i</text:span><text:span text:style-name="T41">s specified in both places </text:span><text:span text:style-name="T42">(command-</text:span><text:span text:style-name="T48">line</text:span><text:span text:style-name="T42"> and file)</text:span><text:span text:style-name="T41">,</text:span><text:span text:style-name="T40"> </text:span><text:span text:style-name="T42">its</text:span><text:span text:style-name="T41"> </text:span><text:span text:style-name="T74">command-line </text:span><text:span text:style-name="T76">value</text:span><text:span text:style-name="T74"> </text:span><text:span text:style-name="T75">prevail</text:span><text:span text:style-name="T76">s</text:span><text:span text:style-name="T75"> over </text:span><text:span text:style-name="T76">its file</text:span><text:span text:style-name="T75"> value</text:span><text:span text:style-name="T66">, </text:span><text:span text:style-name="T67">unless your file </text:span><text:span text:style-name="T68">changes</text:span><text:span text:style-name="T67"> </text:span><text:span text:style-name="T69">it in S</text:span><text:span text:style-name="T113">param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3T18:25:51.539957203</dc:date>
    <meta:editing-duration>P1DT11H37M36S</meta:editing-duration>
    <meta:editing-cycles>25</meta:editing-cycles>
    <meta:generator>LibreOffice/6.1.6.3$Linux_X86_64 LibreOffice_project/10$Build-3</meta:generator>
    <meta:print-date>2020-02-13T14:17:09.655758215</meta:print-date>
    <meta:document-statistic meta:table-count="1" meta:image-count="0" meta:object-count="0" meta:page-count="4" meta:paragraph-count="73" meta:word-count="1638" meta:character-count="9909" meta:non-whitespace-character-count="8256"/>
  </office:meta>
</office:document-meta>
</file>